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language="ru" fo:country="RU" style:font-size-asian="16pt" style:font-size-complex="16pt"/>
    </style:style>
    <style:style style:name="P3" style:family="paragraph" style:parent-style-name="Standard">
      <style:paragraph-properties fo:line-height="150%" fo:text-align="center" style:justify-single-word="false" style:snap-to-layout-grid="false"/>
      <style:text-properties fo:font-size="16pt" fo:language="ru" fo:country="RU" style:font-size-asian="16pt" style:font-size-complex="16pt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start" style:justify-single-word="false" style:snap-to-layout-gri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 style:list-style-name="L1">
      <style:paragraph-properties fo:line-height="150%" fo:text-align="start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 style:snap-to-layout-grid="false"/>
      <style:text-properties style:font-name="Traditional Arabic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 style:snap-to-layout-grid="false"/>
      <style:text-properties style:font-name="Traditional Arabic"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 style:snap-to-layout-grid="false"/>
      <style:text-properties style:font-name="Traditional Arabic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<text:span text:style-name="T1">#3</text:span></text:p>
      <text:p text:style-name="P2">Дисциплина: Теория языков программирования</text:p>
      <text:p text:style-name="P2">Тема: Разработка синтаксического анализатора языка Кумир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Студент</text:p>
          </table:table-cell>
          <table:table-cell table:style-name="Table1.B1" office:value-type="string">
            <text:p text:style-name="P6">Рясков А.С.</text:p>
          </table:table-cell>
        </table:table-row>
        <table:table-row>
          <table:table-cell table:style-name="Table1.A2" office:value-type="string">
            <text:p text:style-name="P6">Группа</text:p>
          </table:table-cell>
          <table:table-cell table:style-name="Table1.B2" office:value-type="string">
            <text:p text:style-name="P6">ИВТ-460</text:p>
          </table:table-cell>
        </table:table-row>
        <table:table-row>
          <table:table-cell table:style-name="Table1.A2" office:value-type="string">
            <text:p text:style-name="P6">Дата сдачи</text:p>
          </table:table-cell>
          <table:table-cell table:style-name="Table1.B2" office:value-type="string">
            <text:p text:style-name="P6"><text:span text:style-name="T1">29</text:span>.<text:span text:style-name="T1">12</text:span>.11</text:p>
          </table:table-cell>
        </table:table-row>
        <table:table-row>
          <table:table-cell table:style-name="Table1.A2" office:value-type="string">
            <text:p text:style-name="P6">Преподаватель</text:p>
          </table:table-cell>
          <table:table-cell table:style-name="Table1.B2" office:value-type="string">
            <text:p text:style-name="P6">Сычёв О.А.</text:p>
          </table:table-cell>
        </table:table-row>
        <table:table-row>
          <table:table-cell table:style-name="Table1.A2" office:value-type="string">
            <text:p text:style-name="P6">Оценка/Подпись</text:p>
          </table:table-cell>
          <table:table-cell table:style-name="Table1.B2" office:value-type="string">
            <text:p text:style-name="P6"/>
          </table:table-cell>
        </table:table-row>
      </table:table>
      <text:p text:style-name="P2"/>
      <text:p text:style-name="P2">Перечень реализуемых возможностей</text:p>
      <text:p text:style-name="P4"/>
      <text:list xml:id="list29694846" text:style-name="L1">
        <text:list-item>
          <text:p text:style-name="P7">Встроенные типы данных (целые числа (один тип), символы, строки (если есть в языке как самостоятельный тип)), переменные</text:p>
        </text:list-item>
        <text:list-item>
          <text:p text:style-name="P7">Массивы</text:p>
        </text:list-item>
        <text:list-item>
          <text:p text:style-name="P7">Классы/функции для работы с консолью (ввод/вывод)</text:p>
        </text:list-item>
        <text:list-item>
          <text:p text:style-name="P7">Функции (процедуры)</text:p>
        </text:list-item>
        <text:list-item>
          <text:p text:style-name="P7">Переменные, константы и операции (арифметические, сравнения, присваивания) для чисел с плавающей точкой</text:p>
        </text:list-item>
      </text:list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Грамматика</text:p>
      <text:p text:style-name="P8"><text:span text:style-name="T3">program: </text:span>stmt_list </text:p>
      <text:p text:style-name="P8"/>
      <text:p text:style-name="P8"><text:span text:style-name="T3">stmt_list:</text:span> stmt <text:s text:c="10"/></text:p>
      <text:p text:style-name="P8"><text:s text:c="16"/>| stmt_list stmt </text:p>
      <text:p text:style-name="P8"/>
      <text:p text:style-name="P8"><text:span text:style-name="T3">stmt:</text:span> ENDL </text:p>
      <text:p text:style-name="P8"><text:s text:c="9"/>| expr_list <text:s text:c="7"/></text:p>
      <text:p text:style-name="P8"><text:s text:c="9"/>| func_stmt <text:s/></text:p>
      <text:p text:style-name="P8"><text:s text:c="9"/>| proc_stmt <text:s text:c="2"/></text:p>
      <text:p text:style-name="P8"><text:s text:c="9"/>| print_list <text:s/>ENDL </text:p>
      <text:p text:style-name="P8"><text:s text:c="9"/>| read_list <text:s text:c="2"/>ENDL </text:p>
      <text:p text:style-name="P8"><text:s text:c="9"/>| znach_value </text:p>
      <text:p text:style-name="P8"><text:s text:c="9"/>| decl </text:p>
      <text:p text:style-name="P8"/>
      <text:p text:style-name="P8"/>
      <text:p text:style-name="P8"><text:span text:style-name="T3">expr:</text:span> function_call <text:s text:c="11"/></text:p>
      <text:p text:style-name="P8"><text:s text:c="9"/>| identifier '[' expr_list ']' </text:p>
      <text:p text:style-name="P8"><text:s text:c="9"/>| identifier <text:s text:c="8"/></text:p>
      <text:p text:style-name="P8"><text:s text:c="9"/>| '(' expr ')' <text:s text:c="2"/></text:p>
      <text:p text:style-name="P8"><text:s text:c="9"/>| INT_CONST </text:p>
      <text:p text:style-name="P8"><text:s text:c="9"/>| CHAR_CONST </text:p>
      <text:p text:style-name="P8"><text:s text:c="9"/>| STRING_CONST <text:s/></text:p>
      <text:p text:style-name="P8"><text:s text:c="9"/>| DOUBLE_CONST</text:p>
      <text:p text:style-name="P8"><text:s text:c="9"/>| BOOL_CONST </text:p>
      <text:p text:style-name="P8"><text:s text:c="9"/>| expr ASSMNT expr</text:p>
      <text:p text:style-name="P8"><text:s text:c="9"/>| expr PLUS expr </text:p>
      <text:p text:style-name="P8"><text:s text:c="9"/>| expr MINUS expr </text:p>
      <text:p text:style-name="P8"><text:s text:c="9"/>| expr MUL expr <text:s/></text:p>
      <text:p text:style-name="P8"><text:s text:c="9"/>| expr DIV expr <text:s/></text:p>
      <text:p text:style-name="P8"><text:s text:c="9"/>| expr POW expr <text:s text:c="2"/></text:p>
      <text:p text:style-name="P8"><text:s text:c="9"/>| expr GT expr </text:p>
      <text:p text:style-name="P8"><text:s text:c="8"/>| expr LT expr</text:p>
      <text:p text:style-name="P8"><text:soft-page-break/><text:s text:c="8"/>| expr GTEQ expr</text:p>
      <text:p text:style-name="P8"><text:s text:c="8"/>| expr LTEQ expr </text:p>
      <text:p text:style-name="P8"><text:s text:c="8"/>| expr NEQ expr <text:s/></text:p>
      <text:p text:style-name="P8"><text:s text:c="8"/>| expr EQ expr </text:p>
      <text:p text:style-name="P8"><text:s text:c="8"/>| NET</text:p>
      <text:p text:style-name="P8"><text:s text:c="8"/>| DA</text:p>
      <text:p text:style-name="P8"/>
      <text:p text:style-name="P8"><text:span text:style-name="T2">function_call</text:span><text:span text:style-name="T3"> :</text:span> identifier '(' expr_list ')' </text:p>
      <text:p text:style-name="P8"/>
      <text:p text:style-name="P8"><text:span text:style-name="T3">expr_list:</text:span> expr <text:s text:c="27"/></text:p>
      <text:p text:style-name="P8"><text:s text:c="16"/>| expr_list ',' expr </text:p>
      <text:p text:style-name="P8"/>
      <text:p text:style-name="P8"><text:span text:style-name="T3">identifier:</text:span> ID</text:p>
      <text:p text:style-name="P8"/>
      <text:p text:style-name="P8"><text:span text:style-name="T3">decl:</text:span> atomic_type SPACE enum_atomic_identifiers ENDL <text:s text:c="43"/></text:p>
      <text:p text:style-name="P8"><text:s text:c="8"/>| <text:s/>array_type SPACE enum_array_identifiers ENDL </text:p>
      <text:p text:style-name="P8"/>
      <text:p text:style-name="P8"><text:span text:style-name="T3">enum_atomic_identifiers :</text:span> <text:s/>identifier </text:p>
      <text:p text:style-name="P8"><text:s text:c="44"/>| enum_atomic_identifiers ',' identifier <text:tab/></text:p>
      <text:p text:style-name="P8"><text:s text:c="44"/>| enum_atomic_identifiers SPACE ',' identifier </text:p>
      <text:p text:style-name="P8"><text:s text:c="44"/>| enum_atomic_identifiers ',' SPACE identifier </text:p>
      <text:p text:style-name="P8"><text:s text:c="44"/>| enum_atomic_identifiers SPACE ',' SPACE identifier</text:p>
      <text:p text:style-name="P8"/>
      <text:p text:style-name="P8"><text:span text:style-name="T3">enum_array_identifiers :</text:span> identifier '[' dimensions ']' <text:s/></text:p>
      <text:p text:style-name="P8"><text:s text:c="40"/>| enum_array_identifiers ',' identifier '[' dimensions ']' </text:p>
      <text:p text:style-name="P8"/>
      <text:p text:style-name="P8"><text:span text:style-name="T3">func_stmt:</text:span> ALG SPACE atomic_type SPACE identifier ENDL NACH ENDL stmt_list ENDL KON ENDL <text:s text:c="8"/></text:p>
      <text:p text:style-name="P8"><text:s text:c="17"/>| ALG SPACE atomic_type SPACE identifier '(' param_list ')' ENDL NACH stmt_list KON ENDL </text:p>
      <text:p text:style-name="P8"/>
      <text:p text:style-name="P8"/>
      <text:p text:style-name="P8"/>
      <text:p text:style-name="P8"/>
      <text:p text:style-name="P9"><text:soft-page-break/>proc_stmt: <text:span text:style-name="T4">ALG SPACE identifier ENDL NACH ENDL stmt_list KON ENDL <text:s text:c="2"/></text:span></text:p>
      <text:p text:style-name="P8"><text:s text:c="19"/>| ALG SPACE identifier '(' param_list ')' ENDL NACH ENDL stmt_list KON ENDL </text:p>
      <text:p text:style-name="P8"><text:span text:style-name="T1"/></text:p>
      <text:p text:style-name="P8"><text:span text:style-name="T2">p</text:span><text:span text:style-name="T3">aram_list:</text:span> param <text:s text:c="7"/></text:p>
      <text:p text:style-name="P8"><text:s text:c="19"/>| param_list ';' param </text:p>
      <text:p text:style-name="P8"/>
      <text:p text:style-name="P8"><text:span text:style-name="T3">znach_value: </text:span>ZNACH ASSMNT expr </text:p>
      <text:p text:style-name="P8"/>
      <text:p text:style-name="P8"><text:span text:style-name="T3">param:</text:span> arg_value </text:p>
      <text:p text:style-name="P8"><text:s text:c="11"/>| rez_value <text:s/></text:p>
      <text:p text:style-name="P8"/>
      <text:p text:style-name="P8"><text:span text:style-name="T3">arg_value: </text:span>ARG SPACE atomic_type SPACE enum_atomic_identifiers <text:s text:c="2"/></text:p>
      <text:p text:style-name="P8"><text:s text:c="17"/>| ARG SPACE array_type SPACE enum_array_identifiers</text:p>
      <text:p text:style-name="P8"><text:span text:style-name="T3">rez_value:</text:span> REZ SPACE array_type SPACE enum_array_identifiers</text:p>
      <text:p text:style-name="P8"><text:s text:c="16"/>| REZ SPACE atomic_type SPACE enum_atomic_identifiers</text:p>
      <text:p text:style-name="P8"/>
      <text:p text:style-name="P8"><text:span text:style-name="T3">dimensions: </text:span>INT_CONST ':' INT_CONST </text:p>
      <text:p text:style-name="P8"><text:s text:c="19"/>| INT_CONST ':' identifier <text:s text:c="2"/></text:p>
      <text:p text:style-name="P8"><text:s text:c="19"/>| dimensions ',' INT_CONST ':' INT_CONST </text:p>
      <text:p text:style-name="P8"><text:s text:c="19"/>| dimensions ',' INT_CONST ':' identifier </text:p>
      <text:p text:style-name="P10"/>
      <text:p text:style-name="P9">array_type: <text:span text:style-name="T4">CELTAB</text:span></text:p>
      <text:p text:style-name="P8"><text:s text:c="20"/>| VESCHTAB</text:p>
      <text:p text:style-name="P8"><text:s text:c="20"/>| SIMTAB </text:p>
      <text:p text:style-name="P8"><text:s text:c="20"/>| LITTAB</text:p>
      <text:p text:style-name="P8"><text:s text:c="20"/>| LOGTAB</text:p>
      <text:p text:style-name="P8"/>
      <text:p text:style-name="P8"><text:span text:style-name="T3">atomic_type: </text:span>CEL </text:p>
      <text:p text:style-name="P8"><text:s text:c="22"/>| VESCH</text:p>
      <text:p text:style-name="P8"><text:s text:c="22"/>| SIM </text:p>
      <text:p text:style-name="P8"><text:s text:c="22"/>| LIT </text:p>
      <text:p text:style-name="P8"><text:s text:c="22"/>| LOG</text:p>
      <text:p text:style-name="P8"/>
      <text:p text:style-name="P8"/>
      <text:p text:style-name="P9"><text:soft-page-break/>print_list: <text:span text:style-name="T4">VYVOD SPACE expr_list</text:span></text:p>
      <text:p text:style-name="P8"/>
      <text:p text:style-name="P9">read_list: <text:span text:style-name="T4">VVOD SPACE expr_list </text:span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22:46:25.34</meta:creation-date>
    <meta:generator>OpenOffice.org/3.3$Win32 OpenOffice.org_project/330m20$Build-9567</meta:generator>
    <meta:editing-duration>PT9H46M32S</meta:editing-duration>
    <meta:editing-cycles>48</meta:editing-cycles>
    <dc:date>2012-01-12T13:58:59.81</dc:date>
    <meta:document-statistic meta:table-count="1" meta:image-count="0" meta:object-count="0" meta:page-count="5" meta:paragraph-count="96" meta:word-count="369" meta:character-count="3524"/>
  </office:meta>
</office:document-meta>
</file>